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_Double.setF0( double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Int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oolean.is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Short.setF0( shor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_NoneASM.test_for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WriteDefaultValueTest_NoneASM.test_for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Shor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Shor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_NoneASM.test_for_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Float.setF1( floa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Double.setF1( double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_NoneASM.test_for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In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Floa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Short.setF1( shor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setF1( byte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_NoneASM.test_for_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_Boolean.is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Float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Int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Double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Int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Float.setF0( floa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setF0( byte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setF0( lo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Long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yte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Double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_Boolean.setF1( boolean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WriteDefaultValueTest_NoneASM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WriteDefaultValueTest_NoneASM.test_for_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_Boolean.setF0( boolean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